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Freeserif" fo:font-size="13pt" officeooo:paragraph-rsid="00134aa8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fo:font-size="13pt" officeooo:paragraph-rsid="00134aa8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Liberation Sans1" fo:font-size="20pt" officeooo:paragraph-rsid="00134aa8" style:font-size-asian="17.5pt" style:font-size-complex="20pt"/>
    </style:style>
    <style:style style:name="P4" style:family="paragraph" style:parent-style-name="Subtitle">
      <style:paragraph-properties fo:text-align="end" style:justify-single-word="false"/>
      <style:text-properties officeooo:paragraph-rsid="00134aa8"/>
    </style:style>
    <style:style style:name="P5" style:family="paragraph" style:parent-style-name="Subtitle"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ubtitle">
      <style:text-properties fo:font-size="20pt" style:font-size-asian="20pt" style:font-size-complex="20pt"/>
    </style:style>
    <style:style style:name="P7" style:family="paragraph" style:parent-style-name="Subtitle">
      <style:paragraph-properties fo:break-before="page"/>
      <style:text-properties fo:font-size="20pt" style:font-size-asian="20pt" style:font-size-complex="20pt"/>
    </style:style>
    <style:style style:name="P8" style:family="paragraph" style:parent-style-name="Text_20_body">
      <style:paragraph-properties fo:text-align="end" style:justify-single-word="false"/>
      <style:text-properties officeooo:paragraph-rsid="00134aa8"/>
    </style:style>
    <style:style style:name="P9" style:family="paragraph" style:parent-style-name="Text_20_body">
      <style:paragraph-properties fo:text-align="justify" style:justify-single-word="false"/>
      <style:text-properties style:font-name="Freeserif" fo:font-size="13pt" officeooo:paragraph-rsid="00134aa8" style:font-size-asian="13pt" style:font-size-complex="13pt"/>
    </style:style>
    <style:style style:name="P10" style:family="paragraph" style:parent-style-name="Text_20_body">
      <style:text-properties officeooo:paragraph-rsid="00134aa8"/>
    </style:style>
    <style:style style:name="P11" style:family="paragraph" style:parent-style-name="Text_20_body">
      <style:text-properties fo:font-size="20pt" style:font-size-asian="20pt" style:font-size-complex="20pt"/>
    </style:style>
    <style:style style:name="P12" style:family="paragraph" style:parent-style-name="Text_20_body">
      <style:text-properties fo:font-size="20pt" officeooo:paragraph-rsid="00134aa8" style:font-size-asian="17.5pt" style:font-size-complex="20pt"/>
    </style:style>
    <style:style style:name="P13" style:family="paragraph" style:parent-style-name="Title" style:master-page-name="Standard">
      <style:paragraph-properties style:page-number="auto"/>
      <style:text-properties officeooo:paragraph-rsid="00134aa8"/>
    </style:style>
    <style:style style:name="T1" style:family="text">
      <style:text-properties officeooo:rsid="0017d2f1"/>
    </style:style>
    <style:style style:name="T2" style:family="text">
      <style:text-properties style:font-name="Nimbus Sans" fo:font-size="18pt" officeooo:rsid="007afc33" style:font-name-asian="Nimbus Sans1" style:font-size-asian="18pt" style:font-name-complex="FreeSans" style:font-size-complex="18pt"/>
    </style:style>
    <style:style style:name="T3" style:family="text">
      <style:text-properties style:font-name="Nimbus Sans" fo:font-size="28pt" fo:font-weight="bold" officeooo:rsid="00007343" style:font-name-asian="Nimbus Sans1" style:font-size-asian="28pt" style:font-weight-asian="bold" style:font-name-complex="FreeSans" style:font-size-complex="28pt" style:font-weight-complex="bold"/>
    </style:style>
    <style:style style:name="T4" style:family="text">
      <style:text-properties style:font-name="Nimbus Sans" fo:font-size="28pt" fo:font-weight="bold" officeooo:rsid="007afc33" style:font-name-asian="Nimbus Sans1" style:font-size-asian="28pt" style:font-weight-asian="bold" style:font-name-complex="FreeSans" style:font-size-complex="28pt" style:font-weight-complex="bold"/>
    </style:style>
    <style:style style:name="T5" style:family="text">
      <style:text-properties style:font-name="Nimbus Sans" fo:font-size="28pt" fo:font-weight="bold" officeooo:rsid="00134aa8" style:font-name-asian="Nimbus Sans1" style:font-size-asian="28pt" style:font-weight-asian="bold" style:font-name-complex="FreeSans" style:font-size-complex="28pt" style:font-weight-complex="bold"/>
    </style:style>
    <style:style style:name="T6" style:family="text">
      <style:text-properties officeooo:rsid="00134aa8"/>
    </style:style>
    <style:style style:name="T7" style:family="text">
      <style:text-properties fo:font-weight="normal" officeooo:rsid="0006940d" style:font-weight-asian="normal" style:font-weight-complex="normal"/>
    </style:style>
    <style:style style:name="T8" style:family="text">
      <style:text-properties fo:font-weight="normal" officeooo:rsid="0003e1fc" style:font-weight-asian="normal" style:font-weight-complex="normal"/>
    </style:style>
    <style:style style:name="T9" style:family="text">
      <style:text-properties fo:font-weight="normal" officeooo:rsid="0005e880" style:font-weight-asian="normal" style:font-weight-complex="normal"/>
    </style:style>
    <style:style style:name="T10" style:family="text">
      <style:text-properties officeooo:rsid="0001f970"/>
    </style:style>
    <style:style style:name="T11" style:family="text">
      <style:text-properties style:font-name="Freeserif"/>
    </style:style>
    <style:style style:name="T12" style:family="text">
      <style:text-properties style:font-name="Freeserif" fo:font-size="12pt" style:font-size-asian="12pt" style:font-size-complex="12pt"/>
    </style:style>
    <style:style style:name="T13" style:family="text">
      <style:text-properties style:font-name="Freeserif" fo:font-size="12pt" officeooo:rsid="00010c8a" style:font-size-asian="12pt" style:font-size-complex="12pt"/>
    </style:style>
    <style:style style:name="T14" style:family="text">
      <style:text-properties style:font-name="Freeserif" officeooo:rsid="00010c8a"/>
    </style:style>
    <style:style style:name="T15" style:family="text">
      <style:text-properties style:font-name="Freeserif"/>
    </style:style>
    <style:style style:name="T16" style:family="text">
      <style:text-properties style:font-name="Freeserif" fo:font-size="12pt" style:font-size-asian="12pt" style:font-size-complex="12pt"/>
    </style:style>
    <style:style style:name="T17" style:family="text">
      <style:text-properties style:font-name="Freeserif" fo:font-size="12pt" officeooo:rsid="00010c8a" style:font-size-asian="12pt" style:font-size-complex="12pt"/>
    </style:style>
    <style:style style:name="T18" style:family="text">
      <style:text-properties style:font-name="Freeserif" fo:font-size="12pt" officeooo:rsid="0001f970" style:font-size-asian="12pt" style:font-size-complex="12pt"/>
    </style:style>
    <style:style style:name="T19" style:family="text">
      <style:text-properties style:font-name="Freeserif" fo:font-size="12pt" officeooo:rsid="0003bb8e" style:font-size-asian="12pt" style:font-size-complex="12pt"/>
    </style:style>
    <style:style style:name="T20" style:family="text">
      <style:text-properties style:font-name="Freeserif" fo:font-size="12pt" officeooo:rsid="0003e1fc" style:font-size-asian="12pt" style:font-size-complex="12pt"/>
    </style:style>
    <style:style style:name="T21" style:family="text">
      <style:text-properties style:font-name="Freeserif" officeooo:rsid="00010c8a"/>
    </style:style>
    <style:style style:name="T22" style:family="text">
      <style:text-properties style:font-name="Freeserif" officeooo:rsid="0001f970"/>
    </style:style>
    <style:style style:name="T23" style:family="text">
      <style:text-properties style:font-name="Freeserif" officeooo:rsid="0003bb8e"/>
    </style:style>
    <style:style style:name="T24" style:family="text">
      <style:text-properties style:font-name="Freeserif" officeooo:rsid="0003e1f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3e1f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5">Portfólio</text:span><text:span text:style-name="T1"> – </text:span><text:span text:style-name="T4">Processamento Distribuído</text:span></text:p>
      <text:p text:style-name="P10"><text:span text:style-name="T4"/></text:p>
      <text:p text:style-name="P4"><text:span text:style-name="T1">Gabriel Gian, </text:span><text:span text:style-name="T2">5</text:span><text:span text:style-name="T1">° período</text:span></text:p>
      <text:p text:style-name="P8"/>
      <text:p text:style-name="P8"/>
      <text:p text:style-name="P6"><text:span text:style-name="T25">Visão geral</text:span></text:p>
      <text:p text:style-name="P11"><text:span text:style-name="T25"/></text:p>
      <text:p text:style-name="P1"><text:tab/>O sistema distribuído tem como enfoque uma base de dados que atenda usuários a nível nacional. Para o aplicativo de avaliação empresarial, será necessária uma base de dados de certa robustez. O sistema deve ser capaz de processar requisições, armazenar dados dos usuários e empresas no banco de dados e acessá-los de maneira eficiente, além de ser relativamente fácil de se manter, uma vez que o trabalho provê de uma equipe reduzida.</text:p>
      <text:p text:style-name="P1"/>
      <text:p text:style-name="P1"/>
      <text:p text:style-name="P5">Requisitos funcionais</text:p>
      <text:p text:style-name="P3"/>
      <text:p text:style-name="P1"><text:tab/>Para isto, será usado como solução para banco de dados o Redis, uma vez que é gratuito e de código aberto sob a licença BSD, e permite uma escalabilidade gradual, além de ter um nível de complexidade baixo, uma vez que consiste num sistema de armazenamento de estruturas de dados. Também será usado o cliente carmine, um cliente para Redis escrito em Clojure. A linguagem Clojure, sendo advinda da família Lisp permite o processamento de dados simbólicos de maneira extremamente eficiente, e pode ser executada na mad<text:bookmark text:name="_GoBack"/>ura máquina virtual Java, que é dotada de uma excelente robustez e segurança.</text:p>
      <text:p text:style-name="P2"><text:span text:style-name="T11"><text:tab/></text:span><text:span text:style-name="T14">O</text:span><text:span text:style-name="T14"> despachamento do sistema se dará usando o Amazon AWS, que oferece a hospedagem de nuvens Redis. Tendo um datacenter em São Paulo, os acessos ao serviço ganham uma melhor flexibilidade e velocidade de acesso, já que serviços internacionais são inviáveis devido a estes dois aspectos. </text:span><text:span text:style-name="T22">Para a conexão, será usada uma interface </text:span><text:span text:style-name="T23">de última geração, e, segundo a própria Amazon, “</text:span><text:span text:style-name="T11">um backbone de rede de fibra de 100 GbE totalmente redundante, que geralmente fornece muitos terabits de capacidade entre as regiões</text:span><text:span text:style-name="T23">”, </text:span><text:span text:style-name="T24">além de zonas locais e o AWS Wavelength, que permite aos fornecedores de telecomunicações associados à Amazon entregarem desempenho para “aplicativos que exigem latências de milissegundos com um dígito” e conexões 5G.</text:span></text:p>
      <text:p text:style-name="P7"><text:span text:style-name="T25">Requisitos </text:span><text:span text:style-name="T26">não </text:span><text:span text:style-name="T25">funcionais</text:span></text:p>
      <text:p text:style-name="P12"><text:span text:style-name="T25"/></text:p>
      <text:p text:style-name="P9"><text:span text:style-name="T25"><text:tab/></text:span><text:span text:style-name="T8">Quanto à portabilidade e à escalabilidade, a AWS é uma boa opção devido à sua presença global em relação a qualquer provedor, o que permite que o desenvolvedor selecione as infraestruturas mais próximas dos seus usuários, podendo ser utilizado até o serviço AWS Ground Station, que faz uso de antenas de satélite próximas às regiões de infraestrutura da Amazon. </text:span><text:span text:style-name="T9">Como a nuvem provém, conceitualmente, um poder de escalabilidade infinito, os clientes podem provisionar exatamente </text:span><text:span text:style-name="T7">a quantidade e qualidade necessária de recursos para os seus sistemas, sem a necessidade da reserva de recursos extras por precaução.</text:span></text:p>
      <text:p text:style-name="P9"><text:span text:style-name="T7"><text:tab/>Em poucos minutos, uma empresa pode despachar centenas de servidores de tamanho exato para os seus casos de uso, uma grande vantagem do serviço AWS e dos serviços de nuvem em geral. A mesma rede, plano de controle e API é usada em todos os servidores, o que faz com que o gerenciamento e manutenção também seja impactados positivament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9:43:00.829342740</meta:creation-date>
    <dc:date>2021-03-10T19:46:05.701068376</dc:date>
    <meta:editing-duration>PT3M5S</meta:editing-duration>
    <meta:editing-cycles>1</meta:editing-cycles>
    <meta:document-statistic meta:table-count="0" meta:image-count="0" meta:object-count="0" meta:page-count="2" meta:paragraph-count="10" meta:word-count="453" meta:character-count="2826" meta:non-whitespace-character-count="2376"/>
    <meta:generator>LibreOffice/6.4.7.2$Linux_X86_64 LibreOffice_project/40$Build-2</meta:generator>
  </office:meta>
</office:document-meta>
</file>